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4264in"/>
    </style:style>
    <style:style style:name="Table1.B" style:family="table-column">
      <style:table-column-properties style:column-width="0.4069in"/>
    </style:style>
    <style:style style:name="Table1.C" style:family="table-column">
      <style:table-column-properties style:column-width="2.9674in"/>
    </style:style>
    <style:style style:name="Table1.D" style:family="table-column">
      <style:table-column-properties style:column-width="1.0951in"/>
    </style:style>
    <style:style style:name="Table1.E" style:family="table-column">
      <style:table-column-properties style:column-width="1.7972in"/>
    </style:style>
    <style:style style:name="Table1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1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1.A11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1.B11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P1" style:family="paragraph" style:parent-style-name="Standard">
      <style:text-properties officeooo:rsid="001dc4ab" officeooo:paragraph-rsid="001dc4ab"/>
    </style:style>
    <style:style style:name="P2" style:family="paragraph" style:parent-style-name="Standard">
      <style:text-properties officeooo:paragraph-rsid="001dc4ab"/>
    </style:style>
    <style:style style:name="P3" style:family="paragraph" style:parent-style-name="Table_20_Contents">
      <style:paragraph-properties fo:margin-left="0in" fo:margin-right="0in" fo:text-indent="0in" style:auto-text-indent="false"/>
    </style:style>
    <style:style style:name="P4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/>
    </style:style>
    <style:style style:name="P5" style:family="paragraph" style:parent-style-name="Table_20_Contents">
      <style:paragraph-properties fo:margin-top="0in" fo:margin-bottom="0.1965in" style:contextual-spacing="false"/>
    </style:style>
    <style:style style:name="P6" style:family="paragraph" style:parent-style-name="Text_20_body">
      <style:text-properties officeooo:rsid="001dc4ab" officeooo:paragraph-rsid="001dc4ab"/>
    </style:style>
    <style:style style:name="P7" style:family="paragraph" style:parent-style-name="Text_20_body">
      <style:text-properties officeooo:paragraph-rsid="001dc4ab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officeooo:rsid="001dc4a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ORIO EFOLIOB</text:p>
      <text:p text:style-name="P1"/>
      <text:p text:style-name="P2"><text:span text:style-name="T1">Pergunta 2: </text:span><text:bookmark text:name="yui_3_18_1_1_1768865312532_1235"/><text:span text:style-name="Strong_20_Emphasis">Análise </text:span>do enunciado: indique quais os pontos no enunciado que não foram claros, nomeadamente todos os pontos ambíguos e contradições que tenha encontrado, e quais as opções tomadas, mediante os casos de teste visíveis</text:p>
      <text:p text:style-name="P2"/>
      <text:p text:style-name="P1">Resposta:</text:p>
      <text:p text:style-name="P6"> * O enunciado, na Parte 4, indica que "Caso não existam Aqualins tratados, retornar 0 nestes indicadores". Ficou ambiguo se, caso aqualins já tivessem sido tratados, mas posteriormente fossem adicionados novos aqualins ou camaras, qual deveria ser o comportamento do "# indicador salvos". Com base nos testes visíveis, em especial o teste 36, optei por interpretar esta indicação de forma literal, mostrando este indicador mesmo nesta situação. </text:p>
      <text:p text:style-name="P6"/>
      <text:p text:style-name="P7"><text:span text:style-name="T1">Pergunta 3: </text:span><text:bookmark text:name="yui_3_18_1_1_1768865312532_1238"/><text:span text:style-name="Strong_20_Emphasis">Estrutura de dados</text:span> utilizada. Deve introduzir todas as variáveis principais, identificando que dados guarda, qual o seu domínio, e eventualmente onde é definida e atribuída.</text:p>
      <text:p text:style-name="P6">Resposta:</text:p>
      <text:p text:style-name="P6">O programa conta com 3 estruturas de dados principais: aqualin, paciente e camara. Estas estruturas são utilizadas para criar listas com memória alocada dinamicamente.</text:p>
      <text:list text:style-name="L2">
        <text:list-item>
          <text:p text:style-name="P9">"aqualin" guarda dados sobre os aqualins quando estes: </text:p>
          <text:list>
            <text:list-item>
              <text:p text:style-name="P9">dão entrada no hospital: nome (array de char), nível de saúde (long), tic de entrada (long) e quantidade de vida(long); </text:p>
            </text:list-item>
            <text:list-item>
              <text:p text:style-name="P9">dão entrada e saída de uma câmara de tratamento: tempo de espera em tic (long), tic de entrada na camara (long) e tic de alta/morte(long); </text:p>
            </text:list-item>
            <text:list-item>
              <text:p text:style-name="P9">indicam o próximo aqualin na lista ou NULL, caso seja o último aqualin da lista (struct paciente *). </text:p>
            </text:list-item>
          </text:list>
        </text:list-item>
        <text:list-item>
          <text:p text:style-name="P9">"camara" guarda os dados sobre: </text:p>
          <text:list>
            <text:list-item>
              <text:p text:style-name="P9">criação da câmara: nome (array de char) e tic livre (long); </text:p>
            </text:list-item>
            <text:list-item>
              <text:p text:style-name="P9">sua utilização pelos pacientes: tic livre - atualização (long) e pointer para lista de pacientes tratados (paciente *); </text:p>
            </text:list-item>
            <text:list-item>
              <text:p text:style-name="P9">indicam a próxima camara ou NULL, caso seja a última camara da lista (struct camara *). </text:p>
            </text:list-item>
          </text:list>
        </text:list-item>
        <text:list-item>
          <text:p text:style-name="P9">"paciente" guarda o endereço de memória correspondente aos aqualins tratados numa camara específica (aqualin *). Funciona também como uma lista, armazenando também o pointer para a próxima estrutura que contém o endereço do aqualin seguinte - ou NULL, caso seja o último paciente tratado naquela camara (structu paciente *); </text:p>
        </text:list-item>
        <text:list-item>
          <text:p text:style-name="P8">enum: tipo de dado utilizado para realizar o controle dos dados, em especial para fazer "parsing" do input do usuário e para controlar a mortalidade dos aqualins. </text:p>
        </text:list-item>
      </text:list>
      <text:p text:style-name="Text_20_body">O pointer para as listas de aqualins e camaras são criados na função main, enquanto os "nodes" de cada lista de "aqualin" e "camara" são criados dentro das funções "AddAqualin" e "AddCamara" respetivamente, tendo seus dados atualizados em outras funções.\</text:p>
      <text:p text:style-name="Text_20_body">Além destas estruturas, que são utilizadas e atualizadas por diversas funções e processos diferentes de acordo com as indicações dadas pelo usuário e as regras do efolio, utilizaram-se variáveis locais na maior parte das funções, para que se pudesse manipular os dados sem alterar a informação <text:soft-page-break/>original nas structs acima ou para que se pudesse fazer um processamento e controle mais claro dos dados e iterações internas.</text:p>
      <text:p text:style-name="P6"/>
      <text:p text:style-name="P7"><text:span text:style-name="T1">Pergunta 4: </text:span><text:bookmark text:name="yui_3_18_1_1_1768865312532_1243"/><text:span text:style-name="Strong_20_Emphasis">Abstrações funcionais</text:span>. Identifique todas as funções e procedimentos definidos, devendo ser claro o que a função calcula ou faz, e eventualmente onde é utilizada, e como está implementada. </text:p>
      <text:p text:style-name="P6">Resposta:</text:p>
      <text:p text:style-name="P6">Anexo uma imagem com as funções e procedimentos definidos no programa, onde está indicado também o fluxo do mesmo. Busquei colocar nomes descritivos, para que ficasse claro o que cada função faz.</text:p>
      <text:p text:style-name="Text_20_body">A função main é composta principalmente por um loop (do ...while) que corre enquanto o usuário não insere um input inválido. As primeira função chamada, Input, pede um input ao usuário e encaminha-lo a funções que verificam a sua qualidade, analisando o que o usuário pretende: inserir aqualin, inserir camara, realizar tratamento, pedir algum relatório ou indicador ou determinar se o comando é inválido. A partir deste dado, o programa corre a função ou procedimento correspondente:</text:p>
      <text:list text:style-name="L3">
        <text:list-item>
          <text:p text:style-name="P11">CheckDoubleCamara + AddCamara para adicionar uma nova camara à lista de camaras, caso não exista já uma camara com o mesmo nome; </text:p>
        </text:list-item>
        <text:list-item>
          <text:p text:style-name="P11">Idem para a adição de aqualins na lista de entrada no hospital; </text:p>
        </text:list-item>
        <text:list-item>
          <text:p text:style-name="P11">Gerar relatórios ou indicadores, que escrevem a informação pedida pelo usuário na tela (Relatório Global, Relatório Aqualins, Indicador Espera, entre outros) </text:p>
        </text:list-item>
        <text:list-item>
          <text:p text:style-name="P10">Tratamento (realizar o tratamento dos aqualins presentes na lista de aqualins, de acordo com as camaras disponiveis na lista de camaras; </text:p>
        </text:list-item>
      </text:list>
      <text:p text:style-name="Text_20_body">Ao inserir um input invalido, o loop se encerra e a função main corre o procedimento "FreeAll" que liberta toda a memória alocada dinamicamente nas funções e procedimentos anteriores para a construção das listas de aqualins, camaras e pacientes tratados.</text:p>
      <text:p text:style-name="Text_20_body">Por fim, após a memória alocada dinamicamente ter sido liberta e devolvida ao SO, o programa se encerra.</text:p>
      <text:p text:style-name="P6"/>
      <text:p text:style-name="P2"><text:span text:style-name="T1">Pergunta 5: </text:span><text:bookmark text:name="yui_3_18_1_1_1768865312532_1251"/><text:span text:style-name="Strong_20_Emphasis">Testes </text:span>realizados. Deve incluir uma tabela com todos os casos realizados, bem como o resultado, se foi bem sucedido ou não, e que tipo de situação é validada com o caso de teste. Nota: os testes visíveis e ocultos para avaliação, não podem ser utilizados neste ponto. </text:p>
      <text:p text:style-name="P2"/>
      <text:p text:style-name="P1">Resposta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Parte</text:p>
          </table:table-cell>
          <table:table-cell table:style-name="Table1.B1" office:value-type="string">
            <text:p text:style-name="P3">Caso</text:p>
          </table:table-cell>
          <table:table-cell table:style-name="Table1.B1" office:value-type="string">
            <text:p text:style-name="P3">Entrada</text:p>
          </table:table-cell>
          <table:table-cell table:style-name="Table1.B1" office:value-type="string">
            <text:p text:style-name="P3">Saída</text:p>
          </table:table-cell>
          <table:table-cell table:style-name="Table1.B1" office:value-type="string">
            <text:p text:style-name="P3">Resultado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3">Diversas entradas inválidas dentre as quais números após "# " e apertar enter sem escrever nada.</text:p>
          </table:table-cell>
          <table:table-cell table:style-name="Table1.B2" office:value-type="string">
            <text:p text:style-name="P3">Programa encerra</text:p>
          </table:table-cell>
          <table:table-cell table:style-name="Table1.B2" office:value-type="string">
            <text:p text:style-name="P3">Esperado.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3">2</text:p>
          </table:table-cell>
          <table:table-cell table:style-name="Table1.B2" office:value-type="string">
            <text:p text:style-name="P3">Tentar inserir mais de uma vez camara com mesmo nome: "# oi-oi" "# ka-ka" "# oi-oi" " relatorio global"</text:p>
          </table:table-cell>
          <table:table-cell table:style-name="Table1.B2" office:value-type="string">
            <text:p text:style-name="P5">Aqualins: 0</text:p>
            <text:p text:style-name="P4"><text:soft-page-break/>Camaras: 2</text:p>
          </table:table-cell>
          <table:table-cell table:style-name="Table1.B2" office:value-type="string">
            <text:p text:style-name="P3">Esperado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B2" office:value-type="string">
            <text:p text:style-name="P3">3</text:p>
          </table:table-cell>
          <table:table-cell table:style-name="Table1.B2" office:value-type="string">
            <text:p text:style-name="P3">Tentar inserir aqualin morto, aqualin com 100 de vida e aqualin com tic anterior a um aqualin já inserido. Testar inserir aqualin com nome igua à camara: "# hi-hi 100 0" "# ka-ka 0 5" "# oi-oi 6 10" "# relatorio global"</text:p>
          </table:table-cell>
          <table:table-cell table:style-name="Table1.B2" office:value-type="string">
            <text:p text:style-name="P5">Aqualins: 1</text:p>
            <text:p text:style-name="P4">Camaras: 2 (do teste anterior)</text:p>
          </table:table-cell>
          <table:table-cell table:style-name="Table1.B2" office:value-type="string">
            <text:p text:style-name="P3">Esperado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B2" office:value-type="string">
            <text:p text:style-name="P3">4</text:p>
          </table:table-cell>
          <table:table-cell table:style-name="Table1.B2" office:value-type="string">
            <text:p text:style-name="P3">Testar relatório sem ter realizado tratamento "# relatorio aqualins"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Esperado (no teste visivel também não aparece nada, apenas faz prompt para novo input)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B2" office:value-type="string">
            <text:p text:style-name="P3">5</text:p>
          </table:table-cell>
          <table:table-cell table:style-name="Table1.B2" office:value-type="string">
            <text:p text:style-name="P3">Testar relatório sem ter realizado tratamento "# relatorio camaras"</text:p>
          </table:table-cell>
          <table:table-cell table:style-name="Table1.B2" office:value-type="string">
            <text:p text:style-name="P5">oi-oi:</text:p>
            <text:p text:style-name="P4">ka-ka:</text:p>
          </table:table-cell>
          <table:table-cell table:style-name="Table1.B2" office:value-type="string">
            <text:p text:style-name="P3">Esperado (no teste visivel também aparece, sem nenhum paciente)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B2" office:value-type="string">
            <text:p text:style-name="P3">6</text:p>
          </table:table-cell>
          <table:table-cell table:style-name="Table1.B2" office:value-type="string">
            <text:p text:style-name="P3">Testar indicadores sem ter realizado tratamento<text:line-break/>"# indicador espera"<text:line-break/>"# indicador trabalho"<text:line-break/>"# indicador salvos"</text:p>
          </table:table-cell>
          <table:table-cell table:style-name="Table1.B2" office:value-type="string">
            <text:p text:style-name="P5">0</text:p>
            <text:p text:style-name="P5">0</text:p>
            <text:p text:style-name="P4">0</text:p>
          </table:table-cell>
          <table:table-cell table:style-name="Table1.B2" office:value-type="string">
            <text:p text:style-name="P3">Esperado (no teste visível também aparecia tudo a 0)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B2" office:value-type="string">
            <text:p text:style-name="P3">7</text:p>
          </table:table-cell>
          <table:table-cell table:style-name="Table1.B2" office:value-type="string">
            <text:p text:style-name="P4">Testar libertar memória de "nodes" que integraram e que não integraram lista<text:span text:style-name="T1">s</text:span>. Correr valgrind no programa com toda a sequencia de comandos anteriores e "# tratamentos" (incluir elemento na lista de pacientes) + Enter</text:p>
          </table:table-cell>
          <table:table-cell table:style-name="Table1.B2" office:value-type="string">
            <text:p text:style-name="P3">All heap blocks were freed -- no leaks are possible</text:p>
          </table:table-cell>
          <table:table-cell table:style-name="Table1.B2" office:value-type="string">
            <text:p text:style-name="P3">Esoerado, programa liberta toda a memória alocada dinamicamente</text:p>
          </table:table-cell>
        </table:table-row>
        <table:table-row>
          <table:table-cell table:style-name="Table1.A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</table:table-row>
        <table:table-row>
          <table:table-cell table:style-name="Table1.A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</table:table-row>
        <table:table-row>
          <table:table-cell table:style-name="Table1.A11" office:value-type="string">
            <text:p text:style-name="P3"> </text:p>
          </table:table-cell>
          <table:table-cell table:style-name="Table1.B11" office:value-type="string">
            <text:p text:style-name="P3"> </text:p>
          </table:table-cell>
          <table:table-cell table:style-name="Table1.B11" office:value-type="string">
            <text:p text:style-name="P3"> </text:p>
          </table:table-cell>
          <table:table-cell table:style-name="Table1.B11" office:value-type="string">
            <text:p text:style-name="P3"> </text:p>
          </table:table-cell>
          <table:table-cell table:style-name="Table1.B11" office:value-type="string">
            <text:p text:style-name="Table_20_Contents"> 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23:28:51.382374525</meta:creation-date>
    <dc:date>2026-01-19T23:36:13.880410877</dc:date>
    <meta:editing-duration>PT7M23S</meta:editing-duration>
    <meta:editing-cycles>1</meta:editing-cycles>
    <meta:document-statistic meta:table-count="1" meta:image-count="0" meta:object-count="0" meta:page-count="3" meta:paragraph-count="91" meta:word-count="1033" meta:character-count="6353" meta:non-whitespace-character-count="5375"/>
    <meta:generator>LibreOffice/24.2.7.2$Linux_X86_64 LibreOffice_project/420$Build-2</meta:generator>
  </office:meta>
</office:document-meta>
</file>